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972in" table:align="left"/>
    </style:style>
    <style:style style:name="Table1.A" style:family="table-column">
      <style:table-column-properties style:column-width="1.316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3174in"/>
    </style:style>
    <style:style style:name="Table1.D" style:family="table-column">
      <style:table-column-properties style:column-width="1.5382in"/>
    </style:style>
    <style:style style:name="Table1.A1" style:family="table-cell">
      <style:table-cell-properties style:vertical-align="middle" fo:padding="0.0194in" fo:border="none"/>
    </style:style>
    <style:style style:name="Table1.D8" style:family="table-cell">
      <style:table-cell-properties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7021in"/>
    </style:style>
    <style:style style:name="Table2.B" style:family="table-column">
      <style:table-column-properties style:column-width="6.222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2d19c" officeooo:paragraph-rsid="0002d19c"/>
    </style:style>
    <style:style style:name="P2" style:family="paragraph" style:parent-style-name="Standard">
      <style:text-properties officeooo:paragraph-rsid="00045ebe"/>
    </style:style>
    <style:style style:name="P3" style:family="paragraph" style:parent-style-name="Standard">
      <style:text-properties officeooo:rsid="0004c8ed" officeooo:paragraph-rsid="0004c8ed"/>
    </style:style>
    <style:style style:name="P4" style:family="paragraph" style:parent-style-name="Standard">
      <style:text-properties officeooo:rsid="000c923e" officeooo:paragraph-rsid="000c923e"/>
    </style:style>
    <style:style style:name="P5" style:family="paragraph" style:parent-style-name="Standard">
      <style:text-properties officeooo:paragraph-rsid="000c923e"/>
    </style:style>
    <style:style style:name="P6" style:family="paragraph" style:parent-style-name="Standard">
      <style:text-properties officeooo:paragraph-rsid="000d7446"/>
    </style:style>
    <style:style style:name="P7" style:family="paragraph" style:parent-style-name="Standard">
      <style:text-properties officeooo:rsid="000e1ca0" officeooo:paragraph-rsid="000e1ca0"/>
    </style:style>
    <style:style style:name="P8" style:family="paragraph" style:parent-style-name="Standard">
      <style:text-properties style:font-name="Liberation Serif" fo:font-size="10.5pt" fo:font-weight="normal" officeooo:rsid="000d7446" officeooo:paragraph-rsid="000d7446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Liberation Serif" fo:font-size="10.5pt" fo:font-weight="normal" officeooo:rsid="000e1ca0" officeooo:paragraph-rsid="000e1ca0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Liberation Serif" officeooo:paragraph-rsid="000fe64d"/>
    </style:style>
    <style:style style:name="P11" style:family="paragraph" style:parent-style-name="Standard">
      <style:text-properties fo:color="#000000" style:font-name="Liberation Serif" officeooo:rsid="0010ec36" officeooo:paragraph-rsid="0010ec36" fo:background-color="#ffffff"/>
    </style:style>
    <style:style style:name="P12" style:family="paragraph" style:parent-style-name="Standard">
      <style:text-properties fo:color="#000000" style:font-name="Liberation Serif" officeooo:rsid="00110235" officeooo:paragraph-rsid="00110235" fo:background-color="#ffffff"/>
    </style:style>
    <style:style style:name="P13" style:family="paragraph" style:parent-style-name="Standard">
      <style:text-properties fo:color="#000000" style:font-name="Liberation Serif" officeooo:rsid="00145706" officeooo:paragraph-rsid="00145706" fo:background-color="#ffffff"/>
    </style:style>
    <style:style style:name="P14" style:family="paragraph" style:parent-style-name="Standard">
      <style:text-properties fo:color="#000000" style:font-name="Liberation Serif" officeooo:rsid="0015b632" officeooo:paragraph-rsid="0015b632" fo:background-color="#ffffff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List_20_Heading">
      <style:text-properties fo:color="#000000" style:font-name="Liberation Serif" officeooo:rsid="00110235" officeooo:paragraph-rsid="00110235" fo:background-color="#ffffff"/>
    </style:style>
    <style:style style:name="T1" style:family="text">
      <style:text-properties officeooo:rsid="00045ebe"/>
    </style:style>
    <style:style style:name="T2" style:family="text">
      <style:text-properties officeooo:rsid="000c923e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Liberation Serif" fo:background-color="#ffffff" loext:char-shading-value="0"/>
    </style:style>
    <style:style style:name="T5" style:family="text">
      <style:text-properties style:font-name="monospace"/>
    </style:style>
    <style:style style:name="T6" style:family="text">
      <style:text-properties style:font-name="Liberation Serif" fo:font-size="10.5pt" fo:font-weight="normal" officeooo:rsid="000c923e" style:font-size-asian="9.14999961853027pt" style:font-weight-asian="normal" style:font-size-complex="10.5pt" style:font-weight-complex="normal"/>
    </style:style>
    <style:style style:name="T7" style:family="text">
      <style:text-properties style:font-name="Liberation Serif" fo:font-size="10.5pt" fo:font-weight="normal" officeooo:rsid="000d7446" style:font-size-asian="9.14999961853027pt" style:font-weight-asian="normal" style:font-size-complex="10.5pt" style:font-weight-complex="normal"/>
    </style:style>
    <style:style style:name="T8" style:family="text">
      <style:text-properties style:font-name="monospace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.5pt" fo:font-weight="normal" officeooo:rsid="000fe64d" style:font-size-asian="9.14999961853027pt" style:font-weight-asian="normal" style:font-size-complex="10.5pt" style:font-weight-complex="normal"/>
    </style:style>
    <style:style style:name="T10" style:family="text">
      <style:text-properties fo:background-color="#b2b2b2" loext:char-shading-value="0"/>
    </style:style>
    <style:style style:name="T11" style:family="text">
      <style:text-properties officeooo:rsid="0017f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decide <text:s/>to use opencv ,just as a beginer</text:p>
      <text:p text:style-name="P1">2、on platform ubuntu17.04</text:p>
      <text:p text:style-name="P7">-----INSTALL----</text:p>
      <text:p text:style-name="P1">3、git clone <text:a xlink:type="simple" xlink:href="https://github.com/opencv/opencv.git" text:style-name="Internet_20_link" text:visited-style-name="Visited_20_Internet_20_Link">https://github.com/opencv/opencv.git</text:a></text:p>
      <text:p text:style-name="P1">4、apt install libjpeg-dev</text:p>
      <text:p text:style-name="P2"><text:span text:style-name="T1">5、cd opencv&amp;&amp;mkdir build&amp;&amp;cd build&amp;&amp;</text:span>cmake -D CMAKE_BUILD_TYPE=Release -D CMAKE_INSTALL_PREFIX=/usr/local ..<text:span text:style-name="T1">&amp;&amp;make&amp;&amp;make install</text:span></text:p>
      <text:p text:style-name="P3">6、vim /etc/ld.conf.d/opencv.conf (add $INSTALLPATH/lib)&amp;&amp;ldconfig</text:p>
      <text:p text:style-name="P4">7、try a simple example,from opencv.org/imread&amp;&amp;imwrite</text:p>
      <text:p text:style-name="P5"><text:span text:style-name="T2"><text:tab/></text:span><text:span text:style-name="T3">g++ a.cpp -o DisplayImage `pkg-config opencv --cflags --libs`</text:span><text:span text:style-name="T5"><text:line-break/></text:span><text:span text:style-name="T6"><text:tab/>for now just use g++ is enough.may we chose cmake to do the job</text:span></text:p>
      <text:p text:style-name="P6"><text:span text:style-name="T6">(</text:span><text:span text:style-name="T7">tips:if not finish steps.6,when excute the program at steps.7,it will occur a error such like </text:span><text:span text:style-name="Source_20_Text"><text:span text:style-name="T8">error while loading shared libraries: libopencv_core.so.2.4: cannot open shared object file: No such file or directory</text:span></text:span></text:p>
      <text:p text:style-name="P8">)</text:p>
      <text:p text:style-name="P9">-----LEARN-----</text:p>
      <text:p text:style-name="P9">8.imread()&amp;&amp;imwrite()</text:p>
      <text:p text:style-name="P10"><text:span text:style-name="T9">need package gtk2.0-dev <text:s/></text:span><text:span text:style-name="T4">gnome-themes-standard</text:span></text:p>
      <text:p text:style-name="P11">a simple example:</text:p>
      <text:p text:style-name="P11">#include &lt;opencv2/opencv.hpp&gt;</text:p>
      <text:p text:style-name="P11">using namespace cv;</text:p>
      <text:p text:style-name="P11">int main(int argc, char* argv[])</text:p>
      <text:p text:style-name="P11">{</text:p>
      <text:p text:style-name="P11"><text:s text:c="4"/>const char* imagename = "a.png";</text:p>
      <text:p text:style-name="P11"><text:s text:c="4"/>Mat img = imread(imagename);</text:p>
      <text:p text:style-name="P11"><text:s text:c="4"/>imshow("image", img);</text:p>
      <text:p text:style-name="P11"><text:s text:c="4"/>waitKey();</text:p>
      <text:p text:style-name="P11"><text:s text:c="4"/>return 0;</text:p>
      <text:p text:style-name="P11">}</text:p>
      <text:p text:style-name="P12">9.rectangle()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oid cv::rectangle </text:p>
          </table:table-cell>
          <table:table-cell table:style-name="Table1.A1" office:value-type="string">
            <text:p text:style-name="Table_20_Contents">(</text:p>
          </table:table-cell>
          <table:table-cell table:style-name="Table1.A1" office:value-type="string">
            <text:p text:style-name="Table_20_Contents"><text:a xlink:type="simple" xlink:href="http://docs.opencv.org/master/dc/d84/group__core__basic.html#gaf77c9a14ef956c50c1efd4547f444e63" text:style-name="Internet_20_link" text:visited-style-name="Visited_20_Internet_20_Link">InputOutputArray</text:a> </text:p>
          </table:table-cell>
          <table:table-cell table:style-name="Table1.A1" office:value-type="string">
            <text:p text:style-name="Table_20_Contents"><text:span text:style-name="Emphasis">img</text:span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<text:a xlink:type="simple" xlink:href="http://docs.opencv.org/master/dc/d84/group__core__basic.html#ga1e83eafb2d26b3c93f09e8338bcab192" text:style-name="Internet_20_link" text:visited-style-name="Visited_20_Internet_20_Link">Point</text:a> </text:p>
          </table:table-cell>
          <table:table-cell table:style-name="Table1.A1" office:value-type="string">
            <text:p text:style-name="Table_20_Contents"><text:span text:style-name="Emphasis">pt1</text:span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<text:a xlink:type="simple" xlink:href="http://docs.opencv.org/master/dc/d84/group__core__basic.html#ga1e83eafb2d26b3c93f09e8338bcab192" text:style-name="Internet_20_link" text:visited-style-name="Visited_20_Internet_20_Link">Point</text:a> </text:p>
          </table:table-cell>
          <table:table-cell table:style-name="Table1.A1" office:value-type="string">
            <text:p text:style-name="Table_20_Contents"><text:span text:style-name="Emphasis">pt2</text:span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const <text:a xlink:type="simple" xlink:href="http://docs.opencv.org/master/dc/d84/group__core__basic.html#ga599fe92e910c027be274233eccad7beb" text:style-name="Internet_20_link" text:visited-style-name="Visited_20_Internet_20_Link">Scalar</text:a> &amp; </text:p>
          </table:table-cell>
          <table:table-cell table:style-name="Table1.A1" office:value-type="string">
            <text:p text:style-name="Table_20_Contents"><text:span text:style-name="Emphasis">color</text:span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int </text:p>
          </table:table-cell>
          <table:table-cell table:style-name="Table1.A1" office:value-type="string">
            <text:p text:style-name="Table_20_Contents"><text:span text:style-name="Emphasis">thickness</text:span> = <text:span text:style-name="Source_20_Text">1</text:span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int </text:p>
          </table:table-cell>
          <table:table-cell table:style-name="Table1.A1" office:value-type="string">
            <text:p text:style-name="Table_20_Contents"><text:span text:style-name="Emphasis">lineType</text:span> = <text:a xlink:type="simple" xlink:href="http://docs.opencv.org/master/d0/de1/group__core.html#ggaf076ef45de481ac96e0ab3dc2c29a777a5d32eda7017db273a37f158e5b51442a" text:style-name="Internet_20_link" text:visited-style-name="Visited_20_Internet_20_Link"><text:span text:style-name="Source_20_Text">LINE_8</text:span></text:a>, 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int </text:p>
          </table:table-cell>
          <table:table-cell table:style-name="Table1.A1" office:value-type="string">
            <text:p text:style-name="Table_20_Contents"><text:span text:style-name="Emphasis">shift</text:span> = <text:span text:style-name="Source_20_Text">0</text:span> 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Table_20_Contents">)</text:p>
          </table:table-cell>
          <table:table-cell table:style-name="Table1.A1" office:value-type="string">
            <text:p text:style-name="P15"/>
          </table:table-cell>
          <table:table-cell table:style-name="Table1.D8" office:value-type="string">
            <text:p text:style-name="P15"/>
          </table:table-cell>
        </table:table-row>
      </table:table>
      <text:p text:style-name="P16">Parameter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img</text:p>
          </table:table-cell>
          <table:table-cell table:style-name="Table2.A1" office:value-type="string">
            <text:p text:style-name="Table_20_Contents">Image. </text:p>
          </table:table-cell>
        </table:table-row>
        <table:table-row>
          <table:table-cell table:style-name="Table2.A1" office:value-type="string">
            <text:p text:style-name="Table_20_Contents">pt1</text:p>
          </table:table-cell>
          <table:table-cell table:style-name="Table2.A1" office:value-type="string">
            <text:p text:style-name="Table_20_Contents">Vertex of the rectangle. </text:p>
          </table:table-cell>
        </table:table-row>
        <table:table-row>
          <table:table-cell table:style-name="Table2.A1" office:value-type="string">
            <text:p text:style-name="Table_20_Contents">pt2</text:p>
          </table:table-cell>
          <table:table-cell table:style-name="Table2.A1" office:value-type="string">
            <text:p text:style-name="Table_20_Contents">Vertex of the rectangle opposite to pt1 . </text:p>
          </table:table-cell>
        </table:table-row>
        <table:table-row>
          <table:table-cell table:style-name="Table2.A1" office:value-type="string">
            <text:p text:style-name="Table_20_Contents">color</text:p>
          </table:table-cell>
          <table:table-cell table:style-name="Table2.A1" office:value-type="string">
            <text:p text:style-name="Table_20_Contents">Rectangle color or brightness (grayscale image). </text:p>
          </table:table-cell>
        </table:table-row>
        <table:table-row>
          <table:table-cell table:style-name="Table2.A1" office:value-type="string">
            <text:p text:style-name="Table_20_Contents">thickness</text:p>
          </table:table-cell>
          <table:table-cell table:style-name="Table2.A1" office:value-type="string">
            <text:p text:style-name="Table_20_Contents">Thickness of lines that make up the rectangle. Negative values, like CV_FILLED , mean <text:soft-page-break/>that the function has to draw a <text:span text:style-name="T10">filled rectangle. </text:span></text:p>
          </table:table-cell>
        </table:table-row>
        <table:table-row>
          <table:table-cell table:style-name="Table2.A1" office:value-type="string">
            <text:p text:style-name="Table_20_Contents">lineType</text:p>
          </table:table-cell>
          <table:table-cell table:style-name="Table2.A1" office:value-type="string">
            <text:p text:style-name="Table_20_Contents">Type of the line. See the line description. </text:p>
          </table:table-cell>
        </table:table-row>
        <table:table-row>
          <table:table-cell table:style-name="Table2.A1" office:value-type="string">
            <text:p text:style-name="Table_20_Contents">shift</text:p>
          </table:table-cell>
          <table:table-cell table:style-name="Table2.A1" office:value-type="string">
            <text:p text:style-name="Table_20_Contents">Number of fractional bits in the point coordinates. </text:p>
          </table:table-cell>
        </table:table-row>
      </table:table>
      <text:p text:style-name="P13">A simple example:</text:p>
      <text:p text:style-name="P13">#include &lt;opencv2/opencv.hpp&gt;</text:p>
      <text:p text:style-name="P13">using namespace cv;</text:p>
      <text:p text:style-name="P13"><text:s/></text:p>
      <text:p text:style-name="P13">int main(int argc, char* argv[])</text:p>
      <text:p text:style-name="P13">{</text:p>
      <text:p text:style-name="P13"><text:s text:c="4"/>const char* imagename = "a.png";</text:p>
      <text:p text:style-name="P13"><text:s/><text:tab/>Point p1,p2;</text:p>
      <text:p text:style-name="P13"><text:s text:c="4"/>Mat img = imread(imagename);</text:p>
      <text:p text:style-name="P13"><text:s/><text:tab/>p1.x=img.cols/3;<text:tab/>p1.y=img.rows/3;</text:p>
      <text:p text:style-name="P13"><text:s/><text:tab/>p2.x=p1.x*2;<text:tab/>p2.y=p1.y*2;</text:p>
      <text:p text:style-name="P13"><text:s/><text:tab/>rectangle(img,p1,p2, Scalar( 0, 255, 255 ),0,8);</text:p>
      <text:p text:style-name="P13"><text:s text:c="4"/>imshow("image", img);</text:p>
      <text:p text:style-name="P13"><text:s text:c="4"/>waitKey();</text:p>
      <text:p text:style-name="P13"><text:s/></text:p>
      <text:p text:style-name="P13"><text:s text:c="4"/>return 0;</text:p>
      <text:p text:style-name="P13">}</text:p>
      <text:p text:style-name="P14">also . Point&amp;&amp;Mat.col&amp;Mat.rows;</text:p>
      <text:p text:style-name="P14">10.<text:span text:style-name="T11">hsv&amp;&amp;hsl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3:27:59.712359113</meta:creation-date>
    <meta:generator>LibreOffice/5.3.1.2$Linux_X86_64 LibreOffice_project/30m0$Build-2</meta:generator>
    <dc:date>2017-06-17T11:17:17.764380496</dc:date>
    <meta:editing-duration>PT59M15S</meta:editing-duration>
    <meta:editing-cycles>14</meta:editing-cycles>
    <meta:document-statistic meta:table-count="2" meta:image-count="0" meta:object-count="0" meta:page-count="2" meta:paragraph-count="77" meta:word-count="282" meta:character-count="1990" meta:non-whitespace-character-count="1725"/>
  </office:meta>
</office:document-meta>
</file>